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font-name="Times New Roman"/>
    </style:style>
    <style:style style:name="T4" style:family="text">
      <style:text-properties style:text-line-through-style="solid" style:font-name="Times New Roman" style:text-underline-style="none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font-name="Times New Roman1"/>
    </style:style>
    <style:style style:name="T7" style:family="text">
      <style:text-properties style:text-line-through-style="none" style:font-name="Times New Roman1" style:text-underline-style="none"/>
    </style:style>
    <style:style style:name="T8" style:family="text">
      <style:text-properties style:text-line-through-style="none" style:font-name="Times New Roman"/>
    </style:style>
    <style:style style:name="T9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10" style:family="text">
      <style:text-properties style:text-line-through-style="none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3_7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[1895]</text:p>
      <text:p text:style-name="P2">Month<text:tab/><text:tab/><text:tab/><text:tab/><text:tab/><text:tab/></text:p>
      <text:p text:style-name="P2">Year<text:tab/><text:tab/><text:tab/><text:tab/><text:tab/><text:tab/>[1895]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Anniversarie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Letterhead]</text:p>
      <text:p text:style-name="P7">S. MORAIS,/</text:p>
      <text:p text:style-name="P7">546 N. FIFTH STREET,/</text:p>
      <text:p text:style-name="P7">PHILADELPHIA, PA./</text:p>
      <text:p text:style-name="P7"/>
      <text:p text:style-name="P6">[Front Cover]</text:p>
      <text:p text:style-name="P7">On the 44th anniversary/</text:p>
      <text:p text:style-name="P7">of my ministry/</text:p>
      <text:p text:style-name="P7"/>
      <text:p text:style-name="P6">[Page 1]</text:p>
      <text:p text:style-name="P6">A long time has rolled away since what I am/ about to tell happened. <text:s/>The Jewess upon whom/ I called was pious. <text:span text:style-name="T2">and</text:span><text:span text:style-name="T5"> She certainly </text:span><text:span text:style-name="T2">was the child of</text:span><text:span text:style-name="T5"> had been reared by devout parents. <text:s/>Following their footsteps she honestly believed that/ her conduct had always been measured by the square/ and compass of religion and probity. <text:s/>She said to me in the/ course of conversation: "I do not think that if I were/ to begin life over again, I would act differently from/ what I have acted in the past." <text:s/>To express doubts on her/ convictions, might have been rude, still I ventured/ to refer to a Rabbinical sentence, while disclaiming/ any intention to apply it </text:span><text:span text:style-name="T2">in that</text:span><text:span text:style-name="T5"> to her particular </text:span><text:span text:style-name="T2">instance</text:span><text:span text:style-name="T5"> ease./ <text:s/>In my mind, however, the maxim of Hillel is fraught/ with wisdom and I quoted it [Hebrew]/ "Do not trust thyself till the day of thy death."/ <text:s/></text:span><text:span text:style-name="T2">Later</text:span><text:span text:style-name="T5"> Talmudical Sages cite illustrations, confirmatory of the sound-/-ness of that aphorism, notably the history of John/ Hyrcanus, the Asmonean, who after eighty years of/ staunch adherence to the written and oral Law, be-/came a Saducee, or a member of a Jewish sect,/ --during our </text:span><text:soft-page-break/><text:span text:style-name="T5">second commonwealth--that denied the traditions and a hereafter. <text:s/>My/ good sister in faith, had occasion to realize before/ passing away from earth, that she had been hasty/</text:span></text:p>
      <text:p text:style-name="P6"><text:span text:style-name="T5"/></text:p>
      <text:p text:style-name="P6"><text:span text:style-name="T5">[Page 2]</text:span></text:p>
      <text:p text:style-name="P6"><text:span text:style-name="T5">in supposing herself above human shortcomings./ <text:s/>For, no unlike Eli of old, she leniently overlooked her child-/-ren's growing defects to a degree that they all, disre-/-garding her personal example, became morally dead/ to the religion that she loved. <text:s/>As to my own self/ I hold </text:span><text:span text:style-name="T2">so</text:span><text:span text:style-name="T5"> fast on the maxim of Hillel. <text:s/>Having grown old, I </text:span><text:span text:style-name="T2">take</text:span><text:span text:style-name="T5"> cast a glance </text:span><text:span text:style-name="T2">of</text:span><text:span text:style-name="T5"> on the past, and firmly believe that much of what I said/ and did, ought to be recalled, if it were possible, </text:span><text:span text:style-name="T2">and</text:span><text:span text:style-name="T5">/ I even stand in dread of dying with the loss of that/ which I imagine to have </text:span><text:span text:style-name="T2">largely</text:span><text:span text:style-name="T5"> measurably gained. <text:s/>It is not/ of course, wealth that I so fear to be gradually deprived of, because that/ I never craved for; nor can I at my age and in my/ avocation hope to ammass[sic!] it. <text:s/>In fact, it were/ sheer folly on my part to seek it, noticing how/ too often riches left behind are the main origin of a/ sundering apart of the holiest family ties; how by/ reason of riches left behind, the fatal state pictured/ by Micha is brought about [Hebrew]/ [Hebrew]....."a son reviling his father, a daughter/ her mother, how a man's enemies are those reared/ in his own house." <text:s/>And who wiser than Koheleth/ who in his peculiar philosophy assures us/ that no pleasure is secured by the owner of abund-/ant riches, beyond that of looking at them [Hebrew]/ [Hebrew] I have never collected the possession of/ </text:span></text:p>
      <text:p text:style-name="P6"><text:span text:style-name="T5"/></text:p>
      <text:p text:style-name="P6"><text:span text:style-name="T5">[Page 3]</text:span></text:p>
      <text:p text:style-name="P6"><text:span text:style-name="T5">of[sic!] vast means./</text:span></text:p>
      <text:p text:style-name="P6"><text:span text:style-name="T5">It is an open secret, and I dare allude to it/ now that I have just entered the forty fifth year/ of my service in the Mickv</text:span><text:span text:style-name="T6">è</text:span><text:span text:style-name="T8"> Israel Congregation,/ it is an open secret that if I had loved gold more and my work in/ Philadelphia less, I might, </text:span><text:span text:style-name="T3">in a measure</text:span><text:span text:style-name="T8"> to a certain degree at least,/ have gratified my ambition. <text:s/>To some perhaps/ it is not unknown that when circumstances/ affected my congregation injuriously from a financial/ stand point, I acted inconsiderately. <text:s/>What I fear/ then is not my inability to bequeath that which my/ offspring may enjoy with much ease and comfort./ <text:s/>I rather apprehend forfeiting public respect </text:span><text:span text:style-name="T3">for a consistent</text:span><text:span text:style-name="T8"> which I fancy to have won by/ a demeanour consistent with my ministerial pledge. <text:s/>To stand the pressure which every/ day urges one on to deviate form an even course, is/ an effort almost superhuman. <text:s/>We have witnessed/ of late changes in people's minds which I would/ have deemed impossible. <text:s/>To contemplate them/ is the lashing of my very soul. <text:s/>Am I not </text:span><text:span text:style-name="T3">un</text:span><text:span text:style-name="T8">justly/ apprehensive? <text:s/></text:span><text:span text:style-name="T3">for</text:span><text:span text:style-name="T8"> Mark well, my brethren: what I deprecate some of you may have/ read last month in the report of a case of a Christian/ clergyman in our city. <text:s/>Having presented his resignation/ </text:span><text:span text:style-name="T3">as</text:span><text:span text:style-name="T8"> for being charged with the cause of </text:span><text:span text:style-name="T3">a</text:span><text:span text:style-name="T8"> too slender an attendance at the worship,/</text:span></text:p>
      <text:p text:style-name="P6"><text:span text:style-name="T8"/></text:p>
      <text:p text:style-name="P6"><text:span text:style-name="T8">[Page 4]</text:span></text:p>
      <text:p text:style-name="P6"><text:span text:style-name="T8">a prominent member of the Church arose and said:/ "I intend voting for the acceptance of that resignation...../ A new pastor will be an attraction." <text:s/>There is no/ denying that the presbyterian was unconsciously/ the mouth piece of my own people. <text:s/>Whence shall/ I derive the moral strength resisting the </text:span><text:span text:style-name="T3">prurient</text:span><text:span text:style-name="T8"> imperious/ wish for ever new attractions in the Synagogue? <text:s/>I ask it/ of those who remember a past, forty four years long./ <text:s/>I ask it, not </text:span><text:span text:style-name="T3">out of</text:span><text:span text:style-name="T8"> to elicit any feelings akin to pity,/ for, attached as I really am to Philadelphia and/ the Mickv</text:span><text:span text:style-name="T6">é</text:span><text:span text:style-name="T8"> Israel Congregation, I still recoil/ at the idea of being held at sufferance. <text:s/>I ask/ it for the sake of the cause which needs firm-/-ness in those sworn to uphold it, so as to prevent/ its drifting </text:span><text:span text:style-name="T3">away</text:span><text:span text:style-name="T8"> into nihilism, such as stares us now/ in the face. <text:s/>With the moral help of such coreli-/-gionists of mine, I may hope to pass away un-/-accompanied by the charge of defection and pusillani-/-mity. <text:s/>But my brothers and sisters in faith/ who still cherish for me kindly thoughts can evince/ it besides in a manner most acceptable to my/ heart. <text:s/>I do not remember that during my unusually/ </text:span><text:span text:style-name="T3">long</text:span><text:span text:style-name="T8"> protracted incumbency, I have petitioned for a personal/ favor, but now that I cannot naturally respect/</text:span></text:p>
      <text:p text:style-name="P6"><text:soft-page-break/><text:span text:style-name="T8"/></text:p>
      <text:p text:style-name="P6"><text:span text:style-name="T8">[Page 5]</text:span></text:p>
      <text:p text:style-name="P6"><text:span text:style-name="T8">a much longer continuance in the midst of/ those whom I have tried to serve the best I could,/ I do intreat[sic!] them for a token of regard. <text:s/>It is full nine/ years since I conceived the necessity of upbuilding/ in America a Judaism, that might prove a/ bulwark against the attacks of external and in-/-ternal enemies. <text:s/>A</text:span><text:span text:style-name="T3">n</text:span><text:span text:style-name="T8"> theological institution should use in New/ York--a city preeminent in number and opulence/ among our brethren--. <text:s/>The teaching </text:span><text:span text:style-name="T3">imparted</text:span><text:span text:style-name="T8"> communicated should/ not be onesided[sic!], but broad, still recognizing the fide-/-lity due to Mosaism and Rabbinism, a teaching con-/-scientious but not servile to any school, however/ venerable for its age. <text:s/>A teaching, as stated in my preamble to the Constitution, by which the Bible is impartially imparted and Rabbinical literature faithfully expounded. <text:s/>My planting has not been un-/productive, notwithstanding that the time devoted to its/ cultivation was comparatively short and the means at the/ command of my coagents are inadequate. <text:s/>A youth who/ entered the chambers of learning, in "the Jewish Theological/ Seminary" as soon they were opened, stood last summer a search-/-ing examination in many branches of Biblical and/ Rabbinical knowledge, and was declared competent/ to preach understandingly the religion of Sinai and/ to guide a school in Syracuse where boys and girls of/ our faith are taught the language and history of/ Holy Writ./</text:span></text:p>
      <text:p text:style-name="P6"><text:span text:style-name="T8"/></text:p>
      <text:p text:style-name="P6"><text:span text:style-name="T8">[Page 6]</text:span></text:p>
      <text:p text:style-name="P6"><text:span text:style-name="T8">Even before Joseph Herman Hertz graduated with honors in his/ </text:span><text:span text:style-name="T9">Alma Mater</text:span><text:span text:style-name="T10"> and in the Columbia college, </text:span><text:span text:style-name="T4">with</text:span><text:span text:style-name="T10">/ </text:span><text:span text:style-name="T4">honors</text:span><text:span text:style-name="T10"> the Mickv</text:span><text:span text:style-name="T7">é</text:span><text:span text:style-name="T10"> Israel Congregation was given a test/ of his mental capacities and pleasing delivery. <text:s/>It is/ not impossible that shortly another of his fellow students/ may occupy the pulpit in a synagogue at Buffalo, and/ loth as I am to extol the work of my hands, I may/ venture to predict that several whom I admitted in the/ institution in later years, will not disappoint my/ eager expectations and grieve my heart. <text:s/>But the twenty six matriculated/ attendants, a number of whom have a home in the insti-/-tution proper, while a n umber thereof receive a sti-/-pend, because of their lowly condition in life, call for/ a more generous recognition of my undertaking./ <text:s/>Philadelphia responded at the very outset to my appeal./ <text:s/>Mrs Catharine Kaas gave the first impulse which the/ noble hearted Miss Ellen Phillips seconded with a numi-/-ficent sum. <text:s/>I shall not deny that New/ York with her Pizas, her Jacob H. Shiff &amp; her Ferdinand Sulzberger, Baltimore/ with her Jonas Friedenwald, Pittsburg with her J. D./ Bernd, have also given aid and countenance so indispen-/-sable to an undertaking as important as that which I conceived in the/</text:span></text:p>
      <text:p text:style-name="P6"><text:span text:style-name="T10"/></text:p>
      <text:p text:style-name="P6"><text:span text:style-name="T10">[Page 7]</text:span></text:p>
      <text:p text:style-name="P6"><text:span text:style-name="T10">nature of a safeguard against most destructive ten-/-dencies, an undertaking demanding constant watchfulness and exceed-/-ing generosity. <text:s/>I have recently been met with </text:span><text:span text:style-name="T4">the</text:span><text:span text:style-name="T10"> pain-/-ful reflections. <text:s/>It is said by not a few that the wheel of commerce/ is clogged, and that by reason of it patrons feel constrain-/-ed to become subscribers, thus reducing to one half their/ former contributions, while some of the latter are obli-/-ged to withdraw their assistance altogether. <text:s/>I will/ not act in a manner, which my brethren may/ interpret as </text:span><text:span text:style-name="T4">a price of</text:span><text:span text:style-name="T10"> proud arrogance. <text:s/>I will not tell/ my Philadelphia coreligionists. <text:s/></text:span><text:span text:style-name="T4">Do, dear</text:span><text:span text:style-name="T10"> Fellow believers,/ you must make a small sacrifice and lay it on the altar, which/ I have erected for the sactification[sic!] of our ancestral/ faith,k but without presuming to demand, I may/ petition for the permanence of the Jewish Theologic-/-al Seminary. <text:s/>The Talmudists, in one of their parables/ tell us that the lips, whence the Torah was wont to/ issue</text:span><text:span text:style-name="T4">d forth</text:span><text:span text:style-name="T10"> when </text:span><text:span text:style-name="T4">alive</text:span><text:span text:style-name="T10"> moving in life, will reecho </text:span><text:span text:style-name="T4">forth forth</text:span><text:span text:style-name="T10"> the tuition and joyfully smile in the grave,/ when others equally sincere impart</text:span><text:span text:style-name="T4">ing</text:span><text:span text:style-name="T10"> it upon earth. <text:s/>Who/ knows but that when I shall moulder in the </text:span><text:span text:style-name="T4">grave</text:span><text:span text:style-name="T10">/ dust, some whom I have taught will take up/ my incipient work and with more learning, unaba-/-ted zeal and steadfast determination will give Israel in Ame-/-rica a Samuel, an Elijah, the saviours of imperilled[sic!] </text:span><text:span text:style-name="T4">Israel</text:span><text:span text:style-name="T10"> Judaism./</text:span></text:p>
      <text:p text:style-name="P6"><text:span text:style-name="T10"/></text:p>
      <text:p text:style-name="P6"><text:soft-page-break/><text:span text:style-name="T10">[Page 8]</text:span></text:p>
      <text:p text:style-name="P6"><text:span text:style-name="T10">That is my supplication to god and my entreaty to/ you, dear brethren after having stood at the [?]/ without flinching and flagging </text:span><text:span text:style-name="T4">four and</text:span><text:span text:style-name="T10"> forty four long/ years. <text:s/>To you my young brother Bar Mitzvah &amp;c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01T13:51:35.60</meta:creation-date>
    <dc:date>2012-10-01T14:35:10.62</dc:date>
    <dc:creator>Penn Libraries</dc:creator>
    <meta:editing-duration>PT00H09M23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4" meta:word-count="1818" meta:character-count="10980"/>
  </office:meta>
</office:document-meta>
</file>